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sis</text:p>
      <text:p text:style-name="Standard"><text:tab/>Functional Requirements</text:p>
      <text:p text:style-name="Standard"><text:tab/>Non-Functional Requirements</text:p>
      <text:p text:style-name="Standard"><text:tab/>Technical Requirements</text:p>
      <text:p text:style-name="Standard"><text:tab/>User Inputs</text:p>
      <text:p text:style-name="Standard"><text:tab/>Outputs</text:p>
      <text:p text:style-name="Standard"><text:tab/>Printouts</text:p>
      <text:p text:style-name="Standard"><text:tab/>Potential Issues</text:p>
      <text:p text:style-name="Standard"/>
      <text:p text:style-name="Standard">Design</text:p>
      <text:p text:style-name="Standard"><text:tab/>General Templates</text:p>
      <text:p text:style-name="Standard"><text:tab/>Public Survey</text:p>
      <text:p text:style-name="Standard"><text:tab/>UML Class Diagrams</text:p>
      <text:p text:style-name="Standard"><text:tab/>Pseudocode</text:p>
      <text:p text:style-name="Standard"><text:tab/>Algorithms</text:p>
      <text:p text:style-name="Standard"><text:tab/>Note Inconsistencies</text:p>
      <text:p text:style-name="Standard"><text:tab/>GUI Design</text:p>
      <text:p text:style-name="Standard"><text:tab/><text:tab/>Draft Forms</text:p>
      <text:p text:style-name="Standard"><text:tab/><text:tab/>Technical Drawings</text:p>
      <text:p text:style-name="Standard"><text:tab/><text:tab/>Create Output Templates</text:p>
      <text:p text:style-name="Standard"><text:tab/><text:tab/>Create Input Templates</text:p>
      <text:p text:style-name="Standard"><text:tab/><text:tab/>Print-out Templates</text:p>
      <text:p text:style-name="Standard"><text:tab/>Mathematical Proofing</text:p>
      <text:p text:style-name="Standard"><text:tab/>Program Complexity</text:p>
      <text:p text:style-name="Standard"><text:tab/>Test Plan</text:p>
      <text:p text:style-name="Standard"><text:tab/>Storyboard</text:p>
      <text:p text:style-name="Standard">Code</text:p>
      <text:p text:style-name="Standard"><text:tab/>Split Coding Tasks</text:p>
      <text:p text:style-name="Standard"><text:tab/>Debug</text:p>
      <text:p text:style-name="Standard"><text:tab/>Create GUI</text:p>
      <text:p text:style-name="Standard"><text:tab/><text:tab/></text:p>
      <text:p text:style-name="Standard"><text:tab/>Modular Testing</text:p>
      <text:p text:style-name="Standard"><text:tab/>Remove debug code</text:p>
      <text:p text:style-name="Standard">Testing</text:p>
      <text:p text:style-name="Standard"><text:tab/>Documentation</text:p>
      <text:p text:style-name="Standard"><text:tab/>Input Validation</text:p>
      <text:p text:style-name="Standard"><text:tab/>Output Testing</text:p>
      <text:p text:style-name="Standard"><text:tab/>Integration</text:p>
      <text:p text:style-name="Standard"><text:tab/>Crash Testing</text:p>
      <text:p text:style-name="Standard"><text:tab/>Functionality Testing</text:p>
      <text:p text:style-name="Standard"><text:tab/>Platform Testing</text:p>
      <text:p text:style-name="Standard">Integration</text:p>
      <text:p text:style-name="Standard"><text:tab/>Publish application</text:p>
      <text:p text:style-name="Standard"><text:tab/>User Manual</text:p>
      <text:p text:style-name="Standard"><text:tab/>Readm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4:26:08.92</meta:creation-date>
    <dc:date>2012-10-28T21:34:21.43</dc:date>
    <meta:editing-duration>PT24M31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1" meta:paragraph-count="44" meta:word-count="77" meta:character-count="650"/>
  </office:meta>
</office:document-meta>
</file>